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a0ba" officeooo:paragraph-rsid="0007a0ba"/>
    </style:style>
    <style:style style:name="P2" style:family="paragraph" style:parent-style-name="Standard">
      <style:text-properties officeooo:rsid="000929b1" officeooo:paragraph-rsid="000929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Info is an academic webpage developed by Illuminos Development. It is our goal to motivate and help people of all ages, races and genders with coding and development, two very important and interconnected skills in the modern world. We will guide you through the process of diving into the immersive world of computing, and, with the help of the vast CodeInfo databases, you should be a computer wizard in no time at all.</text:p>
      <text:p text:style-name="P1"/>
      <text:p text:style-name="P1"/>
      <text:p text:style-name="P2">IlluminosDevelop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3</meta:editing-cycles>
    <meta:generator>LibreOffice/5.2.3.3$Windows_x86 LibreOffice_project/d54a8868f08a7b39642414cf2c8ef2f228f780cf</meta:generator>
    <dc:date>2016-12-05T12:00:29.906000000</dc:date>
    <meta:document-statistic meta:table-count="0" meta:image-count="0" meta:object-count="0" meta:page-count="1" meta:paragraph-count="2" meta:word-count="74" meta:character-count="444" meta:non-whitespace-character-count="372"/>
    <meta:user-defined meta:name="Info 1"/>
    <meta:user-defined meta:name="Info 2"/>
    <meta:user-defined meta:name="Info 3"/>
    <meta:user-defined meta:name="Info 4"/>
  </office:meta>
</office:document-meta>
</file>